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257.75pt"/>
    </style:style>
    <style:style style:name="co4" style:family="table-column">
      <style:table-column-properties fo:break-before="auto" style:column-width="173.14pt"/>
    </style:style>
    <style:style style:name="co5" style:family="table-column">
      <style:table-column-properties fo:break-before="auto" style:column-width="484.75pt"/>
    </style:style>
    <style:style style:name="co6" style:family="table-column">
      <style:table-column-properties fo:break-before="auto" style:column-width="152.31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49, R77, R104, R105, R106, R107, R108, R109, R11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 Ohm 040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7, R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0 Ohm, 0402, 1%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4, C6, C29, C31, C32, C33, C34, C48, C54, C55, C56, C57, C61, C62, C64, C69, C70, C72, C73, C75, C76, C77, C83, C84, C85, C86, C91, C94, C97, C98, C102, C103, C114, C115, C116, C117, C118, C119, C122, C132, C134, C135, C139, C140, C151, C152, C153, C154, C155, C156, C159, C169, C181, C182, C183, C185, C186, C190, C193, C199, C200, C201, C204, C205, C206, C207, C208, C209, C210, C211, C212, C213, C214, C215, C216, C217, C218, C219, C220, C221, C22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00n/RF</text:p>
          </table:table-cell>
          <table:table-cell office:value-type="string" calcext:value-type="string">
            <text:p>C65, C68, C71, C74, C96, C99, C109, C110, C133, C136, C146, C147, C170, C178, C17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n, 0402, broadband capacitor (e.g. ATC 530L series: ATC 530104KT16T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0p, 0402, 25V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3, R5, R6, R11, R18, R19, R20, R21, R22, R23, R24, R25, R31, R116, R117, R121, R122, R125, R127, R128, R129, R130, R131, R132, R13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0k, 0402, 1%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5, C30, C39, C51, C80, C93, C104, C105, C106, C111, C120, C123, C141, C142, C143, C148, C157, C160, C171, C172, C175, C180, C191, C1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0n, 0402, 25V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, C2, C3, C7, C8, C10, C11, C12, C13, C14, C15, C16, C17, C49, C53, C78, C82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10u, 1206, 10V 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L11, L12, L13, L15, L16, L17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ANR12J00D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p</text:p>
          </table:table-cell>
          <table:table-cell office:value-type="string" calcext:value-type="string">
            <text:p>C124, C161, C194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20p, 0402, 25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128, C165, C19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50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2, R6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8 Ohm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0p</text:p>
          </table:table-cell>
          <table:table-cell office:value-type="string" calcext:value-type="string">
            <text:p>C43, C63, C90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0p, 0402, 25V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35, C36, C37, C44, C45, C46, C67, C95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8p, 0402, 25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60, R87, R10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5, R3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1k8, 0402, 1%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58, C59, C60, C87, C88, C89, C100, C101, C108, C129, C131, C137, C138, C145, C166, C168, C177, C195, C198, C202, C203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1u, 0402, 6V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8, C19, C20, C21, C26, C27, C28, C50, C52, C79, C81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1u, 0603, 16V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64, R65, R91, R92, R118, R119, R123, R124, R12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0 Ohm, 0402, 1%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53, R54, R58, R59, R61, R62, R80, R81, R85, R86, R88, R89, R96, R97, R98, R99, R102, R10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20 Ohm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R7</text:p>
          </table:table-cell>
          <table:table-cell office:value-type="string" calcext:value-type="string">
            <text:p>R26, R29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2.7 Ohm, 0402, 1%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1, L2, L3, L4, L5</text:p>
          </table:table-cell>
          <table:table-cell table:number-columns-repeated="2" office:value-type="string" calcext:value-type="string">
            <text:p>SRN5040</text:p>
          </table:table-cell>
          <table:table-cell office:value-type="string" calcext:value-type="string">
            <text:p>SRN5040-2R2Y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17, R39, R120, R134, R135, R136, R137, R138, R139, R140, R141, R142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30, 0402, 1%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L14, L18, L24, L30, L31, L32, L33, L38, L39, L40, L41, L46, L47, L52, L53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CNR33J10D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30p</text:p>
          </table:table-cell>
          <table:table-cell office:value-type="string" calcext:value-type="string">
            <text:p>C121, C125, C126, C127, C158, C162, C163, C164, C184, C187, C188, C189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0p, 0402, 25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L36, L37, L44, L45, L50, L51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AN33NJ00D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130, C167, C19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3p, 0402, 25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8k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38k3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66, C92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3n3, 0402, 25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02 Ohm, 0402, 1%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12, R13, R14, R32, R33, R34, R35, R38, R45, R46, R50, R72, R73, R76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9R9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2, R94, R9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4k7, 0402, 1%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22, C23, C24, C25</text:p>
          </table:table-cell>
          <table:table-cell office:value-type="string" calcext:value-type="string">
            <text:p>C-EUC0603:1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4u7, 0604, 10V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28, R63, R66, R90, R9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6 Ohm, 0402, 1%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38, C40, C41, C42, C47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56p, 0402, 25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10, R30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5k1, 0402, 1%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 Ohm, 0402, 1%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1, R40, R41, R43, R44, R67, R68, R70, R71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20 Ohm, 0402, 1%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L34, L35, L42, L43, L48, L49</text:p>
          </table:table-cell>
          <table:table-cell office:value-type="string" calcext:value-type="string">
            <text:p>INDUCTOR0402</text:p>
          </table:table-cell>
          <table:table-cell office:value-type="string" calcext:value-type="string">
            <text:p>L0402</text:p>
          </table:table-cell>
          <table:table-cell office:value-type="string" calcext:value-type="string">
            <text:p>LQW15AN68NJ00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6SLX9TQG144</text:p>
          </table:table-cell>
          <table:table-cell office:value-type="string" calcext:value-type="string">
            <text:p>TQ144</text:p>
          </table:table-cell>
          <table:table-cell office:value-type="string" calcext:value-type="string">
            <text:p>XC6SLX9-2TQG14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55, R56, R82, R83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6k8, 0402, 1%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16, R3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82 Ohm, 0402, 1%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IC24, IC29, IC33</text:p>
          </table:table-cell>
          <table:table-cell office:value-type="string" calcext:value-type="string">
            <text:p>ADL5801</text:p>
          </table:table-cell>
          <table:table-cell office:value-type="string" calcext:value-type="string">
            <text:p>QFN50P400X400X100-25T250N</text:p>
          </table:table-cell>
          <table:table-cell office:value-type="string" calcext:value-type="string">
            <text:p>ADL580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PHENOL_132289</text:p>
          </table:table-cell>
          <table:table-cell office:value-type="string" calcext:value-type="string">
            <text:p>J2, J3</text:p>
          </table:table-cell>
          <table:table-cell table:number-columns-repeated="2" office:value-type="string" calcext:value-type="string">
            <text:p>AMPHENOL_132289</text:p>
          </table:table-cell>
          <table:table-cell office:value-type="string" calcext:value-type="string">
            <text:p>Amphenol 132289 or simila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IC8, IC19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SOT230P700X180-4</text:p>
          </table:table-cell>
          <table:table-cell office:value-type="string" calcext:value-type="string">
            <text:p>AP2114H-3.3TRG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T1, T2, T3</text:p>
          </table:table-cell>
          <table:table-cell office:value-type="string" calcext:value-type="string">
            <text:p>B012-617DB-1-63-B331</text:p>
          </table:table-cell>
          <table:table-cell office:value-type="string" calcext:value-type="string">
            <text:p>EASTEVER_BALUN</text:p>
          </table:table-cell>
          <table:table-cell office:value-type="string" calcext:value-type="string">
            <text:p>B012-617DB-1-63-B331, third coil (tertiary wiring) removed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107, C112, C113, C144, C149, C150, C173, C174, C176</text:p>
          </table:table-cell>
          <table:table-cell office:value-type="string" calcext:value-type="string">
            <text:p>C-EUC0402: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10/90</text:p>
          </table:table-cell>
          <table:table-cell office:value-type="string" calcext:value-type="string">
            <text:p>1X10/90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2X10</text:p>
          </table:table-cell>
          <table:table-cell office:value-type="string" calcext:value-type="string">
            <text:p>2X10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47, R48, R51, R52, R57, R74, R75, R78, R79, R84, R100, R111, R112, R113, R114, R115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B221SDN/26MHz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KXO-TCXO-CMOS-86</text:p>
          </table:table-cell>
          <table:table-cell office:value-type="string" calcext:value-type="string">
            <text:p>2.5X2.0_KXO-86-TCXO</text:p>
          </table:table-cell>
          <table:table-cell office:value-type="string" calcext:value-type="string">
            <text:p>DSB221SDN 26MHz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L6, L7, L8, L9, L10, L19, L20, L21, L22, L23, L25, L26, L27, L28, L29</text:p>
          </table:table-cell>
          <table:table-cell office:value-type="string" calcext:value-type="string">
            <text:p>FERRITE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BLM15AX601SN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2, LED6, LED7, LED8, LED9, LED10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green 0603 LE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IC3, IC4, IC5, IC6</text:p>
          </table:table-cell>
          <table:table-cell office:value-type="string" calcext:value-type="string">
            <text:p>LDL212PU50R</text:p>
          </table:table-cell>
          <table:table-cell office:value-type="string" calcext:value-type="string">
            <text:p>SON95P300X300X100-7T170X240N</text:p>
          </table:table-cell>
          <table:table-cell office:value-type="string" calcext:value-type="string">
            <text:p>LDL212PU50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3370SD-422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M3370</text:p>
          </table:table-cell>
          <table:table-cell office:value-type="string" calcext:value-type="string">
            <text:p>SON50P400X500X80-17T260X400N</text:p>
          </table:table-cell>
          <table:table-cell office:value-type="string" calcext:value-type="string">
            <text:p>LM3370SD-42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0947ANTR</text:p>
          </table:table-cell>
          <table:table-cell office:value-type="string" calcext:value-type="string">
            <text:p>LP1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0947ANT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A1880ANTR</text:p>
          </table:table-cell>
          <table:table-cell office:value-type="string" calcext:value-type="string">
            <text:p>LP3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A1880ANT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P0603N3500ANTR</text:p>
          </table:table-cell>
          <table:table-cell office:value-type="string" calcext:value-type="string">
            <text:p>LP2</text:p>
          </table:table-cell>
          <table:table-cell office:value-type="string" calcext:value-type="string">
            <text:p>LP0603A</text:p>
          </table:table-cell>
          <table:table-cell office:value-type="string" calcext:value-type="string">
            <text:p>FILTRDFN160X84X70-4N</text:p>
          </table:table-cell>
          <table:table-cell office:value-type="string" calcext:value-type="string">
            <text:p>LP0603N3500ANT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IC22, IC27, IC36</text:p>
          </table:table-cell>
          <table:table-cell office:value-type="string" calcext:value-type="string">
            <text:p>LT5560</text:p>
          </table:table-cell>
          <table:table-cell office:value-type="string" calcext:value-type="string">
            <text:p>SON50P300X300X80-9T165X238</text:p>
          </table:table-cell>
          <table:table-cell office:value-type="string" calcext:value-type="string">
            <text:p>LT5560ED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IC10, IC21</text:p>
          </table:table-cell>
          <table:table-cell office:value-type="string" calcext:value-type="string">
            <text:p>MAX2871</text:p>
          </table:table-cell>
          <table:table-cell office:value-type="string" calcext:value-type="string">
            <text:p>QFN50P500X500X80-33T310</text:p>
          </table:table-cell>
          <table:table-cell office:value-type="string" calcext:value-type="string">
            <text:p>MAX2871ETJ+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BRS2040LT3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MBRS2040LT3G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IC26, IC31, IC35</text:p>
          </table:table-cell>
          <table:table-cell office:value-type="string" calcext:value-type="string">
            <text:p>MCP33131D-10-E/MS</text:p>
          </table:table-cell>
          <table:table-cell office:value-type="string" calcext:value-type="string">
            <text:p>SOP50P490X110-10N</text:p>
          </table:table-cell>
          <table:table-cell office:value-type="string" calcext:value-type="string">
            <text:p>MCP33131D-10-E/M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MIC2253</text:p>
          </table:table-cell>
          <table:table-cell office:value-type="string" calcext:value-type="string">
            <text:p>SON50P300X300X90-13T170X240N</text:p>
          </table:table-cell>
          <table:table-cell office:value-type="string" calcext:value-type="string">
            <text:p>MIC2253-06YM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P702-1.8</text:p>
          </table:table-cell>
          <table:table-cell office:value-type="string" calcext:value-type="string">
            <text:p>IC25, IC30, IC34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18T1G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P702-3.3</text:p>
          </table:table-cell>
          <table:table-cell office:value-type="string" calcext:value-type="string">
            <text:p>IC9, IC20</text:p>
          </table:table-cell>
          <table:table-cell office:value-type="string" calcext:value-type="string">
            <text:p>NCP702</text:p>
          </table:table-cell>
          <table:table-cell office:value-type="string" calcext:value-type="string">
            <text:p>SOT95P240X110-5</text:p>
          </table:table-cell>
          <table:table-cell office:value-type="string" calcext:value-type="string">
            <text:p>NCP702SN33T1G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J-014D</text:p>
          </table:table-cell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PJ-014D</text:p>
          </table:table-cell>
          <table:table-cell office:value-type="string" calcext:value-type="string">
            <text:p>CUI Devices PJ-014D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IC13, IC16, IC17, IC18</text:p>
          </table:table-cell>
          <table:table-cell office:value-type="string" calcext:value-type="string">
            <text:p>QPC6324</text:p>
          </table:table-cell>
          <table:table-cell office:value-type="string" calcext:value-type="string">
            <text:p>QFN50P400X400X75-21T206</text:p>
          </table:table-cell>
          <table:table-cell office:value-type="string" calcext:value-type="string">
            <text:p>QPC6324S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RFSA3714</text:p>
          </table:table-cell>
          <table:table-cell office:value-type="string" calcext:value-type="string">
            <text:p>QFN50P400X400X75-25T270</text:p>
          </table:table-cell>
          <table:table-cell office:value-type="string" calcext:value-type="string">
            <text:p>RFSA3714TR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IC11, IC12</text:p>
          </table:table-cell>
          <table:table-cell office:value-type="string" calcext:value-type="string">
            <text:p>RFSW6042</text:p>
          </table:table-cell>
          <table:table-cell office:value-type="string" calcext:value-type="string">
            <text:p>QFN40P180X180X55-13T76N</text:p>
          </table:table-cell>
          <table:table-cell office:value-type="string" calcext:value-type="string">
            <text:p>RFSW6042TR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1, LED3, LED4, LED5</text:p>
          </table:table-cell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Generic red 0603 L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QFN50P400X400X90-21T270N</text:p>
          </table:table-cell>
          <table:table-cell office:value-type="string" calcext:value-type="string">
            <text:p>SI5351C-B-G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SMA_CONNECTOR</text:p>
          </table:table-cell>
          <table:table-cell office:value-type="string" calcext:value-type="string">
            <text:p>J502-ND-142-0711-821/826</text:p>
          </table:table-cell>
          <table:table-cell office:value-type="string" calcext:value-type="string">
            <text:p>Generic SMA connecto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M3J338R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SSM3J338R</text:p>
          </table:table-cell>
          <table:table-cell office:value-type="string" calcext:value-type="string">
            <text:p>SOTFL95P240X80-3N</text:p>
          </table:table-cell>
          <table:table-cell office:value-type="string" calcext:value-type="string">
            <text:p>SSM3J338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IC37</text:p>
          </table:table-cell>
          <table:table-cell office:value-type="string" calcext:value-type="string">
            <text:p>STM32G431CB</text:p>
          </table:table-cell>
          <table:table-cell office:value-type="string" calcext:value-type="string">
            <text:p>QFN50P700X700X60-49T560N</text:p>
          </table:table-cell>
          <table:table-cell office:value-type="string" calcext:value-type="string">
            <text:p>STM32G431CBU6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IC23, IC28, IC32</text:p>
          </table:table-cell>
          <table:table-cell office:value-type="string" calcext:value-type="string">
            <text:p>THS4521IDGKR</text:p>
          </table:table-cell>
          <table:table-cell office:value-type="string" calcext:value-type="string">
            <text:p>SOP65P490X110-8N</text:p>
          </table:table-cell>
          <table:table-cell office:value-type="string" calcext:value-type="string">
            <text:p>THS4521IDGKR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TP1, TP2, TP3, TP4, TP5, TP6, TP7, TP8, TP9, TP10, TP11, TP12, TP13, TP14, TP15, TP16, TP17, TP18, TP19</text:p>
          </table:table-cell>
          <table:table-cell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Do not pla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TRF37A73</text:p>
          </table:table-cell>
          <table:table-cell office:value-type="string" calcext:value-type="string">
            <text:p>SON50P200X200X80-9T90X160N</text:p>
          </table:table-cell>
          <table:table-cell office:value-type="string" calcext:value-type="string">
            <text:p>TRF37A73IDSG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YPE-C16P(073)</text:p>
          </table:table-cell>
          <table:table-cell office:value-type="string" calcext:value-type="string">
            <text:p>TYPE-C16P</text:p>
          </table:table-cell>
          <table:table-cell office:value-type="string" calcext:value-type="string">
            <text:p>LCSC C66862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25Q16BVSN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W25Q16J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n PCB components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p cover</text:p>
          </table:table-cell>
          <table:table-cell table:number-columns-repeated="3"/>
          <table:table-cell office:value-type="string" calcext:value-type="string">
            <text:p>Custom machined aluminium, see TopShield.step. All holes tapped with M3x0.5mm at least 3.4mm de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tom cover</text:p>
          </table:table-cell>
          <table:table-cell table:number-columns-repeated="3"/>
          <table:table-cell office:value-type="string" calcext:value-type="string">
            <text:p>Custom machined aluminium, see BottomShield.step.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rew</text:p>
          </table:table-cell>
          <table:table-cell table:number-columns-repeated="3"/>
          <table:table-cell office:value-type="string" calcext:value-type="string">
            <text:p>DIN912 M3x0.5mm, 8mm length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rmal adhesive pad</text:p>
          </table:table-cell>
          <table:table-cell table:number-columns-repeated="3"/>
          <table:table-cell office:value-type="string" calcext:value-type="string">
            <text:p>Roughly 5x5x0.5mm, attached to the top of IC24, IC29, IC33, IC10, IC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supply</text:p>
          </table:table-cell>
          <table:table-cell table:number-columns-repeated="3"/>
          <table:table-cell office:value-type="string" calcext:value-type="string">
            <text:p>5V 2A with 3.4mm (1.3mm center pin) barrel jack connector (center pin is the positive rail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1:02:28.032918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7T11:02:34.327699768</dc:date>
    <meta:editing-duration>PT5M37S</meta:editing-duration>
    <meta:editing-cycles>2</meta:editing-cycles>
    <meta:generator>LibreOffice/6.0.7.3$Linux_X86_64 LibreOffice_project/00m0$Build-3</meta:generator>
    <meta:document-statistic meta:table-count="1" meta:cell-count="496" meta:object-count="0"/>
  </office:meta>
</office:document-meta>
</file>